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list-style-name="">
      <style:paragraph-properties fo:margin-left="0cm" fo:margin-right="0cm" fo:margin-top="0cm" fo:margin-bottom="0cm" fo:text-align="start" style:justify-single-word="false" fo:text-indent="0cm" style:auto-text-indent="false" style:text-autospace="none"/>
    </style:style>
    <style:style style:name="P2" style:family="paragraph" style:parent-style-name="Heading_20_1"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bold" style:font-name-asian="Times New Roman1" style:font-size-asian="10pt" style:font-style-asian="normal" style:font-weight-asian="bold" style:font-name-complex="Times New Roman1" style:font-size-complex="10pt" style:font-style-complex="normal" style:font-weight-complex="bold"/>
    </style:style>
    <style:style style:name="P3" style:family="paragraph" style:parent-style-name="Heading_20_2" style:list-style-name="">
      <style:paragraph-properties fo:margin-left="0cm" fo:margin-right="0cm" fo:margin-top="0cm" fo:margin-bottom="0cm" fo:text-align="start" style:justify-single-word="false" fo:text-indent="0cm" style:auto-text-indent="false" style:text-autospace="none"/>
    </style:style>
    <style:style style:name="P4" style:family="paragraph" style:parent-style-name="Standard" style:list-style-name="">
      <style:paragraph-properties fo:margin-left="0cm" fo:margin-right="0cm" fo:margin-top="0cm" fo:margin-bottom="0cm" fo:text-align="center" style:justify-single-word="false" fo:text-indent="0cm" style:auto-text-indent="false" style:text-autospace="none"/>
    </style:style>
    <style:style style:name="P5"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11.5pt" style:text-underline-style="none" fo:font-weight="bold" style:font-name-asian="Times New Roman1" style:font-size-asian="11.5pt" style:font-weight-asian="bold" style:font-name-complex="Times New Roman1" style:font-size-complex="11.5pt" style:font-weight-complex="bold"/>
    </style:style>
    <style:style style:name="P6"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10pt" style:text-underline-style="none" fo:font-weight="normal" style:font-name-asian="Times New Roman1" style:font-size-asian="10pt" style:font-weight-asian="normal" style:font-name-complex="Times New Roman1" style:font-size-complex="10pt" style:font-weight-complex="normal"/>
    </style:style>
    <style:style style:name="P7"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italic" style:text-underline-style="none" fo:font-weight="normal" style:font-name-asian="Times New Roman1" style:font-size-asian="10pt" style:font-style-asian="italic" style:font-weight-asian="normal" style:font-name-complex="Times New Roman1" style:font-size-complex="10pt" style:font-style-complex="italic" style:font-weight-complex="normal"/>
    </style:style>
    <style:style style:name="P8"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9"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bold" style:font-name-asian="Times New Roman1" style:font-size-asian="10pt" style:font-style-asian="normal" style:font-weight-asian="bold" style:font-name-complex="Times New Roman1" style:font-size-complex="10pt" style:font-style-complex="normal" style:font-weight-complex="bold"/>
    </style:style>
    <style:style style:name="P10" style:family="paragraph" style:parent-style-name="Standard" style:list-style-name="">
      <style:paragraph-properties fo:margin-left="0cm" fo:margin-right="0cm" fo:margin-top="0cm" fo:margin-bottom="0cm" fo:text-align="start" style:justify-single-word="false" fo:text-indent="0cm" style:auto-text-indent="false" style:text-autospace="none"/>
    </style:style>
    <style:style style:name="P11"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font-weight="bold" style:font-weight-asian="bold" style:font-weight-complex="bold"/>
    </style:style>
    <style:style style:name="P12" style:family="paragraph" style:parent-style-name="Standard" style:list-style-name="">
      <style:paragraph-properties fo:margin-left="1.27cm" fo:margin-right="0cm" fo:margin-top="0cm" fo:margin-bottom="0cm" fo:text-align="start" style:justify-single-word="false" fo:text-indent="-0.635cm" style:auto-text-indent="false" style:text-autospace="none">
        <style:tab-stops/>
      </style:paragraph-properties>
    </style:style>
    <style:style style:name="P13" style:family="paragraph" style:parent-style-name="Default" style:list-style-name="">
      <style:paragraph-properties style:text-autospace="none"/>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T1" style:family="text">
      <style:text-properties fo:color="#000000" style:font-name="Times New Roman1" fo:font-size="12pt" style:font-name-asian="Times New Roman1" style:font-size-asian="12pt" style:font-name-complex="Times New Roman1" style:font-size-complex="12pt"/>
    </style:style>
    <style:style style:name="T2" style:family="text">
      <style:text-properties fo:color="#000000" style:font-name="Times New Roman1" fo:font-size="11.5pt" fo:font-weight="bold" style:font-name-asian="Times New Roman1" style:font-size-asian="11.5pt" style:font-weight-asian="bold" style:font-name-complex="Times New Roman1" style:font-size-complex="11.5pt" style:font-weight-complex="bold"/>
    </style:style>
    <style:style style:name="T3" style:family="text">
      <style:text-properties fo:color="#000000" style:text-line-through-style="none" style:font-name="Times New Roman1" fo:font-size="11.5pt" style:text-underline-style="none" fo:font-weight="normal" style:font-name-asian="Times New Roman1" style:font-size-asian="11.5pt" style:font-weight-asian="normal" style:font-name-complex="Times New Roman1" style:font-size-complex="11.5pt" style:font-weight-complex="normal"/>
    </style:style>
    <style:style style:name="T4" style:family="text">
      <style:text-properties fo:color="#000000" style:text-line-through-style="none" style:font-name="Times New Roman1" fo:font-size="11.5pt" style:text-underline-style="none" style:font-name-asian="Times New Roman1" style:font-size-asian="11.5pt" style:font-name-complex="Times New Roman1" style:font-size-complex="11.5pt"/>
    </style:style>
    <style:style style:name="T5" style:family="text">
      <style:text-properties fo:color="#000000" style:text-line-through-style="none" style:font-name="Times New Roman1" fo:font-size="10pt" style:text-underline-style="none" fo:font-weight="normal" style:font-name-asian="Times New Roman1" style:font-size-asian="10pt" style:font-weight-asian="normal" style:font-name-complex="Times New Roman1" style:font-size-complex="10pt" style:font-weight-complex="normal"/>
    </style:style>
    <style:style style:name="T6" style:family="text">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T7" style:family="text">
      <style:text-properties fo:color="#000000" style:text-line-through-style="none" style:font-name="Times New Roman1" fo:font-size="10pt" fo:font-style="italic" style:text-underline-style="none" fo:font-weight="normal" style:font-name-asian="Times New Roman1" style:font-size-asian="10pt" style:font-style-asian="italic" style:font-weight-asian="normal" style:font-name-complex="Times New Roman1" style:font-size-complex="10pt" style:font-style-complex="italic" style:font-weight-complex="normal"/>
    </style:style>
    <style:style style:name="T8" style:family="text">
      <style:text-properties fo:color="#000000" style:text-line-through-style="none" style:font-name="Times New Roman1" fo:font-size="8pt" fo:font-style="normal" style:text-underline-style="none" fo:font-weight="normal" style:font-name-asian="Times New Roman1" style:font-size-asian="8pt" style:font-style-asian="normal" style:font-weight-asian="normal" style:font-name-complex="Times New Roman1" style:font-size-complex="8pt"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Default"/>
      <text:p text:style-name="P4"><text:span text:style-name="T1"><text:s/></text:span><text:span text:style-name="T2">24 </text:span></text:p>
      <text:p text:style-name="P11"><text:span text:style-name="T4">Fly Away Home</text:span></text:p>
      <text:p text:style-name="P5">Fliegt nach Hause </text:p>
      <text:p text:style-name="P6">(für die Überlebenden)</text:p>
      <text:p text:style-name="P6"><text:s/></text:p>
      <text:p text:style-name="P7">Ihr hört eine flatterndes, rauschendes Geräusch außerhalb des Hauses das allmählich lauter wird. Als Ihr aus dem Fenster schaut, seht Ihr einen riesigen Schwarm Fledermäuse mit glühenden roten Augen. Ihr schließt die Vorhänge und wendet Euch von diesem furchtbaren Anblick ab. Aber dann hört Ihr es. Ein dumpfer Knall, dann ein weiterer. Dann ein fürchterliches Lachen. Und dann wieder dieses Flattern. </text:p>
      <text:p text:style-name="P7">Sie sind da! </text:p>
      <text:h text:style-name="P2" text:outline-level="1"/>
      <text:h text:style-name="P2" text:outline-level="1">Was Ihr sofort tun müsst </text:h>
      <text:h text:style-name="P1" text:outline-level="1"><text:span text:style-name="T6">Wenn sich der O</text:span><text:span text:style-name="T8">RGAN </text:span><text:span text:style-name="T6">R</text:span><text:span text:style-name="T8">OOM </text:span><text:span text:style-name="T6">noch nicht im Haus befindet, sucht Ihr ihn aus dem Raumstapel heraus und legt ihn im Haus an. Danach den Raumstapel wieder mischen. </text:span></text:h>
      <text:h text:style-name="P2" text:outline-level="1"/>
      <text:h text:style-name="P2" text:outline-level="1">Was ihr über die Bösen Jungs wisst </text:h>
      <text:p text:style-name="P8">Der Verräter hat blutsaugende Fledermäuse ins Haus gelassen. Sie haben den Verräter bereits getötet. Nun wollen sie Euch töten. </text:p>
      <text:p text:style-name="P9"/>
      <text:p text:style-name="P9">Ihr gewinnt wenn... </text:p>
      <text:p text:style-name="P10"><text:span text:style-name="T6">... Ihr die Fledermäuse verscheucht indem Ihr auf der Orgel im O</text:span><text:span text:style-name="T8">RGAN </text:span><text:span text:style-name="T6">R</text:span><text:span text:style-name="T8">OOM </text:span><text:span text:style-name="T6">Töne spielt die für die Fledermäuse unerträglich sind. Danach müsst Ihr noch alle Fledermäuse töten die sich an den Abenteurern festgebissen haben. </text:span></text:p>
      <text:p text:style-name="P9"/>
      <text:p text:style-name="P9">Wie Ihr die Fledermäuse vertreiben könnt </text:p>
      <text:p text:style-name="P10"><text:span text:style-name="T6">Ihr habt gehört, dass laute Geräusche Fledermäuse verwirren. Ihr müsst die Orgel im O</text:span><text:span text:style-name="T8">RGAN </text:span><text:span text:style-name="T6">R</text:span><text:span text:style-name="T8">OOM </text:span><text:span text:style-name="T6">starten um die Fledermäuse zu vertreiben und anschließend die verbliebenen töten. Um dies zu tun, müsst Ihr die folgenden Schritte in der angegebenen Reihenfolge durchführen. Jeder dieser Schritte kann nur je einmal pro Zug versucht werden. </text:span></text:p>
      <text:p text:style-name="P12"><text:span text:style-name="T6">• Geht zum O</text:span><text:span text:style-name="T8">RGAN </text:span><text:span text:style-name="T6">R</text:span><text:span text:style-name="T8">OOM</text:span><text:span text:style-name="T6">. Wenn ein Abenteurer dort ist, kann er versuchen mit einem M</text:span><text:span text:style-name="T8">IGHT</text:span><text:span text:style-name="T6">-Wurf 5+ erreichen um die Orgel anzustellen. </text:span></text:p>
      <text:p text:style-name="P12"><text:span text:style-name="T6">• Nachdem die Orgel gestartet wurde, kann ein Abenteurer im O</text:span><text:span text:style-name="T8">RGAN </text:span><text:span text:style-name="T6">R</text:span><text:span text:style-name="T8">OOM </text:span><text:span text:style-name="T6">versuchen mit einem K</text:span><text:span text:style-name="T8">NOWLEDGE</text:span><text:span text:style-name="T6">-Wurf 6+ zu erreichen um das laute Geräusch zu erzeugen welches die Fledermäuse vertreibt die sich noch nicht an einem Abenteurer festgebissen haben. Dadurch wird ebenfalls verhindert, dass weitere Fledermäuse in das Haus eindringen können. (Ein Abenteurer der das Hobby M</text:span><text:span text:style-name="T8">USIC </text:span><text:span text:style-name="T6">besitzt, schafft es auch mit einer 5+ das Geräusch zu erzeugen.) </text:span></text:p>
      <text:p text:style-name="P12"><text:span text:style-name="T6">• Letztendlich müsst Ihr die Fledermäuse attackieren und töten die sich bereits an den Abenteurern festgebissen haben. </text:span></text:p>
      <text:p text:style-name="P13"/>
      <text:p text:style-name="P9">Was Ihr in Eurem Zug machen müsst </text:p>
      <text:p text:style-name="P10"><text:span text:style-name="T6">Am Ende eines Zuges eines Abenteurers muss er für jede Fledermaus die sich an ihm festgebissen hat, einen körperlichen Schaden hinnehmen. Wenn jemand A</text:span><text:span text:style-name="T8">RMOR </text:span><text:span text:style-name="T6">besitzt, erhält er 1 Schadenspunkt weniger. </text:span></text:p>
      <text:h text:style-name="P2" text:outline-level="1"/>
      <text:h text:style-name="P2" text:outline-level="1">Besondere Angriffsregeln </text:h>
      <text:p text:style-name="P12"><text:span text:style-name="T6">• Man kann eine Fledermaus mit M</text:span><text:span text:style-name="T8">IGHT </text:span><text:span text:style-name="T6">angreifen, auch diejenigen die sich an einem selbst oder einen Mitspieler festgebissen haben. Wenn Ihr sie besiegt, sterben sie sofort und sind nicht erst betäubt. </text:span></text:p>
      <text:p text:style-name="P12"><text:span text:style-name="T6">• Fledermäuse die sich festgebissen haben verringern die Bewegung eines Abenteurers um -1 pro Fledermaus. Andere Fledermäuse haben keine Auswirkungen. Abenteurer können aber immer 1 Zug machen.</text:span></text:p>
      <text:p text:style-name="P13"/>
      <text:p text:style-name="P9">Wenn ihr gewinnt... </text:p>
      <text:h text:style-name="P3" text:outline-level="2"><text:span text:style-name="T7">Die letzte der blutverschmierten Fledermäuse fällt zu Boden und der Raum erscheint wieder heller. Als Ihr aufschaut seht ihr das leichte Glimmern der Morgendämmerung im Osten. Das Flattern draußen ist verstummt. Ihr schüttelt Euch vor Erleichterung, dass Ihr nicht noch eine Nacht in diesem Haus verbringen müsst. </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2-18T16:59:57.68</meta:creation-date>
    <meta:document-statistic meta:table-count="0" meta:image-count="0" meta:object-count="0" meta:page-count="1" meta:paragraph-count="25" meta:word-count="482" meta:character-count="3117"/>
    <dc:date>2015-02-18T17:31:40.41</dc:date>
    <meta:editing-duration>PT31M42S</meta:editing-duration>
    <meta:editing-cycles>1</meta:editing-cycles>
    <meta:generator>OpenOffice.org/3.3$Win32 OpenOffice.org_project/330m20$Build-9567</meta:generator>
  </office:meta>
</office:document-meta>
</file>